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Trebuchet MS"/>
    </style:style>
    <style:style style:name="P2" style:family="paragraph" style:parent-style-name="Standard">
      <style:paragraph-properties fo:text-align="justify" style:justify-single-word="false"/>
      <style:text-properties style:font-name="Trebuchet MS"/>
    </style:style>
    <style:style style:name="P3" style:family="paragraph" style:parent-style-name="Standard">
      <style:paragraph-properties fo:text-align="justify" style:justify-single-word="false"/>
      <style:text-properties style:font-name="Trebuchet MS" style:text-underline-style="solid" style:text-underline-width="auto" style:text-underline-color="font-color"/>
    </style:style>
    <style:style style:name="P4" style:family="paragraph" style:parent-style-name="Standard" style:list-style-name="L5">
      <style:paragraph-properties fo:margin-left="2.501cm" fo:margin-right="0cm" fo:text-align="justify" style:justify-single-word="false" fo:text-indent="-0.635cm" style:auto-text-indent="false"/>
    </style:style>
    <style:style style:name="P5" style:family="paragraph" style:parent-style-name="Standard" style:list-style-name="L5">
      <style:paragraph-properties fo:margin-left="2.501cm" fo:margin-right="0cm" fo:text-align="justify" style:justify-single-word="false" fo:text-indent="-0.635cm" style:auto-text-indent="false"/>
      <style:text-properties style:font-name="Trebuchet MS"/>
    </style:style>
    <style:style style:name="P6" style:family="paragraph" style:parent-style-name="Standard">
      <style:paragraph-properties fo:margin-left="0cm" fo:margin-right="0cm" fo:text-align="justify" style:justify-single-word="false" fo:text-indent="0cm" style:auto-text-indent="false"/>
      <style:text-properties style:font-name="Trebuchet MS"/>
    </style:style>
    <style:style style:name="P7" style:family="paragraph" style:parent-style-name="Standard">
      <style:paragraph-properties fo:margin-left="0cm" fo:margin-right="0cm" fo:text-align="justify" style:justify-single-word="false" fo:text-indent="0cm" style:auto-text-indent="false"/>
      <style:text-properties style:font-name="Trebuchet MS" style:text-underline-style="solid" style:text-underline-width="auto" style:text-underline-color="font-color"/>
    </style:style>
    <style:style style:name="P8" style:family="paragraph" style:parent-style-name="Standard">
      <style:paragraph-properties fo:margin-left="0cm" fo:margin-right="0cm" fo:text-align="justify" style:justify-single-word="false" fo:text-indent="0cm" style:auto-text-indent="false"/>
      <style:text-properties style:font-name="Trebuchet MS" style:text-underline-style="none"/>
    </style:style>
    <style:style style:name="T1" style:family="text">
      <style:text-properties style:font-name="Trebuchet M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pédagogique AP2</text:p>
      <text:p text:style-name="P1">Gavard Ewann</text:p>
      <text:p text:style-name="P1">Rabany Bertrand</text:p>
      <text:p text:style-name="P2"/>
      <text:p text:style-name="P3">Quel est ce projet ?</text:p>
      <text:p text:style-name="P3"/>
      <text:p text:style-name="P2">Ce projet vise à produire un logiciel éducatif destiné à des enfants de 6 à 10 ans afin de les accompagner dans l'apprentissage des mathématiques. </text:p>
      <text:p text:style-name="P2">Grâce à une difficulté contrôlée et des découpages par tranche d'âge, il est très accessible. </text:p>
      <text:p text:style-name="P2">Les tranches en question sont les suivantes : </text:p>
      <text:p text:style-name="P2"/>
      <text:list xml:id="list396032080" text:style-name="L5">
        <text:list-item>
          <text:p text:style-name="P4"><text:span text:style-name="T1">Grande section: entre 5 et 6 ans.</text:span></text:p>
        </text:list-item>
        <text:list-item>
          <text:p text:style-name="P5">Cours préparatoire : entre 6 et 7 ans</text:p>
        </text:list-item>
        <text:list-item>
          <text:p text:style-name="P5">Cours élémentaire 1 et 2 : entre 7 et 9 ans</text:p>
        </text:list-item>
        <text:list-item>
          <text:p text:style-name="P5">Cours moyens 1 et 2 : entre 9 et 11 ans</text:p>
        </text:list-item>
      </text:list>
      <text:p text:style-name="P6"/>
      <text:p text:style-name="P7">Besoin des utilisateurs</text:p>
      <text:p text:style-name="P7"/>
      <text:p text:style-name="P8">Afin d'être accessible au plus grand nombre, la difficulté est croissante et les opérateurs sont introduits uniquement lorsque le niveau sélectionné s'y prête. </text:p>
      <text:p text:style-name="P8">GS : additions</text:p>
      <text:p text:style-name="P8">CP: additions, soustractions</text:p>
      <text:p text:style-name="P8">CE1/CE2 : additions, soustractions, multiplications</text:p>
      <text:p text:style-name="P8">CM1/CM2 : additions, soustractions, multiplications, divisions</text:p>
      <text:p text:style-name="P8"/>
      <text:p text:style-name="P8">Deux modes de fonctionnement sont prévus : </text:p>
      <text:p text:style-name="P8">- mode apprentissage</text:p>
      <text:p text:style-name="P8">- mode évaluation</text:p>
      <text:p text:style-name="P2"/>
      <text:p text:style-name="P2">Ce premier mode permet à l'enfant de répondre à un nombre illimité d'opérations. L'appui sur un bouton permet de sortir du mode apprentissage. En mode apprentissage, si l'enfant commet une erreur, le bon résultat lui est affiché. Le score est affiché à la sortie du mode, mais n'est pas enregistré. Il permet à l'élève de se repérer par rapport au niveau de la classe.</text:p>
      <text:p text:style-name="P2"/>
      <text:p text:style-name="P2">Le mode évaluation permet à l'enfant d'être évalué par le professeur. Après avoir répondu à une dizaine d'opérations, son score lui est affiché et enregistré avec son nom dans une base de données ( fichier CSV). Ce fichier est accessible au professeur via un menu protégé par un mot de passe.</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rdinateur </meta:initial-creator>
    <meta:creation-date>2011-11-25T16:50:48</meta:creation-date>
    <dc:date>2011-11-25T17:24:04</dc:date>
    <dc:creator>Ordinateur </dc:creator>
    <meta:editing-duration>PT1M55S</meta:editing-duration>
    <meta:editing-cycles>2</meta:editing-cycles>
    <meta:generator>LibreOffice/3.4$Unix LibreOffice_project/340m1$Build-302</meta:generator>
    <meta:document-statistic meta:table-count="0" meta:image-count="0" meta:object-count="0" meta:page-count="1" meta:paragraph-count="22" meta:word-count="272" meta:character-count="1590" meta:non-whitespace-character-count="1339"/>
  </office:meta>
</office:document-meta>
</file>